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89.test_with_type_1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5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4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6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4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3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2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3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689.test_without_type_1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0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5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2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out_type_6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89.test_with_type_0_meaningles_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